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1.884cm" fo:margin-right="0cm" fo:line-height="115%" fo:text-align="justify" style:justify-single-word="false" fo:text-indent="0cm" style:auto-text-indent="false"/>
      <style:text-properties fo:font-size="14pt" fo:language="it" fo:country="IT" fo:font-weight="bold" officeooo:paragraph-rsid="000fe246"/>
    </style:style>
    <style:style style:name="P2" style:family="paragraph" style:parent-style-name="Standard">
      <style:text-properties fo:font-size="14pt" fo:language="it" fo:country="IT" fo:font-weight="bold" officeooo:rsid="00134d39" officeooo:paragraph-rsid="001552e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it" fo:country="IT" fo:font-weight="normal" officeooo:rsid="00134d39" officeooo:paragraph-rsid="001552e6" style:font-weight-asian="normal" style:font-weight-complex="normal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rsid="0017a22d" officeooo:paragraph-rsid="0017af6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7a22d" officeooo:paragraph-rsid="0017af62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paragraph-rsid="0017af6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it" fo:country="IT" fo:font-weight="bold" officeooo:rsid="00134d39" officeooo:paragraph-rsid="001552e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it" fo:country="IT" fo:font-weight="bold" officeooo:rsid="0010b14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it" fo:country="IT" fo:font-weight="normal" officeooo:rsid="0010b14b" officeooo:paragraph-rsid="001552e6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it" fo:country="IT" fo:font-weight="normal" officeooo:rsid="00134d39" officeooo:paragraph-rsid="001552e6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it" fo:country="IT" style:font-size-asian="14pt" style:font-size-complex="14pt"/>
    </style:style>
    <style:style style:name="P12" style:family="paragraph" style:parent-style-name="Standard">
      <style:text-properties fo:font-size="14pt" fo:language="it" fo:country="IT" officeooo:paragraph-rsid="0019074e" style:font-size-asian="14pt" style:font-size-complex="14pt"/>
    </style:style>
    <style:style style:name="P13" style:family="paragraph" style:parent-style-name="Standard">
      <style:text-properties fo:font-size="14pt" fo:language="it" fo:country="IT" officeooo:rsid="0010b14b" style:font-size-asian="14pt" style:font-size-complex="14pt"/>
    </style:style>
    <style:style style:name="P1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rsid="0010b14b" officeooo:paragraph-rsid="0010b14b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officeooo:rsid="0017af62" officeooo:paragraph-rsid="0017af62" style:font-size-asian="14pt" style:font-size-complex="14pt"/>
    </style:style>
    <style:style style:name="P16" style:family="paragraph" style:parent-style-name="Heading_20_3">
      <style:text-properties fo:language="it" fo:country="IT"/>
    </style:style>
    <style:style style:name="T1" style:family="text">
      <style:text-properties officeooo:rsid="0017b606"/>
    </style:style>
    <style:style style:name="T2" style:family="text">
      <style:text-properties officeooo:rsid="0010b14b"/>
    </style:style>
    <style:style style:name="T3" style:family="text">
      <style:text-properties fo:font-weight="bold" officeooo:rsid="0010b14b" style:font-weight-asian="bold" style:font-weight-complex="bold"/>
    </style:style>
    <style:style style:name="T4" style:family="text">
      <style:text-properties fo:font-weight="bold" officeooo:rsid="0017b606"/>
    </style:style>
    <style:style style:name="T5" style:family="text">
      <style:text-properties officeooo:rsid="0010b2da"/>
    </style:style>
    <style:style style:name="T6" style:family="text">
      <style:text-properties officeooo:rsid="0012d4b3"/>
    </style:style>
    <style:style style:name="T7" style:family="text">
      <style:text-properties officeooo:rsid="00134d39"/>
    </style:style>
    <style:style style:name="T8" style:family="text">
      <style:text-properties officeooo:rsid="0014d26d"/>
    </style:style>
    <style:style style:name="T9" style:family="text">
      <style:text-properties officeooo:rsid="00167d78"/>
    </style:style>
    <style:style style:name="T10" style:family="text">
      <style:text-properties officeooo:rsid="0017a885"/>
    </style:style>
    <style:style style:name="T11" style:family="text">
      <style:text-properties fo:font-weight="normal" officeooo:rsid="0017a22d" style:font-weight-asian="normal" style:font-weight-complex="normal"/>
    </style:style>
    <style:style style:name="T12" style:family="text">
      <style:text-properties fo:font-weight="normal" officeooo:rsid="0017cfd8" style:font-weight-asian="normal" style:font-weight-complex="normal"/>
    </style:style>
    <style:style style:name="T13" style:family="text">
      <style:text-properties fo:font-weight="normal" officeooo:rsid="001923a4" style:font-weight-asian="normal" style:font-weight-complex="normal"/>
    </style:style>
    <style:style style:name="T14" style:family="text">
      <style:text-properties fo:font-weight="normal" officeooo:rsid="0019cc23" style:font-weight-asian="normal" style:font-weight-complex="normal"/>
    </style:style>
    <style:style style:name="T15" style:family="text">
      <style:text-properties fo:font-weight="normal" officeooo:rsid="0017af62" style:font-weight-asian="normal" style:font-weight-complex="normal"/>
    </style:style>
    <style:style style:name="T16" style:family="text">
      <style:text-properties fo:font-weight="normal" officeooo:rsid="0019074e" style:font-weight-asian="normal" style:font-weight-complex="normal"/>
    </style:style>
    <style:style style:name="T17" style:family="text">
      <style:text-properties fo:font-weight="normal" officeooo:rsid="0014d26d" style:font-weight-asian="normal" style:font-weight-complex="normal"/>
    </style:style>
    <style:style style:name="T18" style:family="text">
      <style:text-properties fo:font-weight="normal" officeooo:rsid="00167d78" style:font-weight-asian="normal" style:font-weight-complex="normal"/>
    </style:style>
    <style:style style:name="T19" style:family="text">
      <style:text-properties officeooo:rsid="0019074e"/>
    </style:style>
    <style:style style:name="T20" style:family="text">
      <style:text-properties fo:language="it" fo:country="IT" fo:font-weight="normal" officeooo:rsid="0014d26d" style:font-weight-asian="normal" style:font-weight-complex="normal"/>
    </style:style>
    <style:style style:name="T21" style:family="text">
      <style:text-properties fo:language="it" fo:country="IT" fo:font-weight="normal" officeooo:rsid="00167d78" style:font-weight-asian="normal" style:font-weight-complex="normal"/>
    </style:style>
    <style:style style:name="T22" style:family="text">
      <style:text-properties fo:language="it" fo:country="IT" fo:font-weight="normal" officeooo:rsid="0019074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Attori</text:h>
      <text:p text:style-name="P1"/>
      <text:p text:style-name="P5"><text:span text:style-name="T4">Direttore</text:span></text:p>
      <text:p text:style-name="P11">Colui che gestisce e supervisiona l’attività del<text:span text:style-name="T1">l'asilo nido</text:span>, avendo una visione globale di tutte le <text:s/>informazioni esso riguardanti. In particolare ha accesso alla gestione del personale(inserimento, modifica e cancellazione <text:span text:style-name="T1">del personale</text:span>) <text:span text:style-name="T1">e </text:span>alla gestione dei turni di lavoro.</text:p>
      <text:p text:style-name="P15"/>
      <text:p text:style-name="P2">Educatore didattico</text:p>
      <text:p text:style-name="P11"><text:span text:style-name="T1">C</text:span>olui che si occupa della formazione <text:span text:style-name="T1">e del controllo </text:span>dei bambini <text:span text:style-name="T1">e della gestione dei tirocinanti</text:span>. Ha accesso alla visione dei turni di lavoro, <text:span text:style-name="T1">alla visione dei relativi profili dei bambini.</text:span></text:p>
      <text:p text:style-name="P14"/>
      <text:p text:style-name="P2"><text:span text:style-name="T3">Genitore</text:span><text:span text:style-name="T2"> </text:span></text:p>
      <text:p text:style-name="P12"><text:span text:style-name="T2">Genitori dei bambini iscritti all'asilo nido. Non essendo dipendenti o studenti presso l'università di Fisciano non hanno diritto allo sconto sulla retta mensile. Ha</text:span><text:span text:style-name="T6">nno</text:span><text:span text:style-name="T2"> la possibilità di sottomettere i seguenti moduli : Iscrizione all'asilo – Rettifica turno – Modifica menù mensa. Attraverso il sito web p</text:span><text:span text:style-name="T6">ossono inviare </text:span><text:span text:style-name="T2">feedback e rispondere ai sondaggi messi a disposizione dall'asilo nido per migliorare i servizi offerti. </text:span><text:span text:style-name="T17">Non </text:span><text:span text:style-name="T16">possono accedere </text:span><text:span text:style-name="T17">alle informazioni di altri utenti e quindi modificarle o cancellarle. <text:s/></text:span><text:span text:style-name="T18">Verranno messi a disposizione, inoltre, dei questionari da compilare qualora l'utente non sia soddisfatto del servizio offertogli. </text:span></text:p>
      <text:p text:style-name="P14"/>
      <text:p text:style-name="P8">Genitore dipendente <text:span text:style-name="T19">u</text:span>niversit<text:span text:style-name="T19">rio</text:span>/ studente</text:p>
      <text:p text:style-name="P13">Coloro che lavorano o studiano presso l'università di Fisciano ed hanno uno o più figli iscritti all'asilo nido di Fisciano. Hanno le stesse funzioni dei genitori e possono <text:span text:style-name="T19">inoltre</text:span> usufruire di uno sconto fisso sulla retta mensile.</text:p>
      <text:p text:style-name="P13"/>
      <text:p text:style-name="P8">Tirocinante</text:p>
      <text:p text:style-name="P9">Studente di Scienze della Formazione che effettua il tirocinio presso l'università di Salerno. Ha accesso alla visione del proprio turno lavoro ed alle informazioni riguardati i profili dei bambini. Possiede un numero limitato di ore/lavoro e può essere affiancato ad un educatore didattico di ruolo. Il dipendente dell'asilo si occupa poi di assegnare in giorni specifici i turni dei tirocinanti, richiedendo in particolar modo la disponibilità in caso di eventi speciali.</text:p>
      <text:p text:style-name="P10"/>
      <text:p text:style-name="P5">Impiegato asilo</text:p>
      <text:p text:style-name="P5"><text:span text:style-name="T15">Funzionario dell'asilo </text:span><text:span text:style-name="T13">che prende in gestione i moduli dei tirocina</text:span><text:span text:style-name="T15">n</text:span><text:span text:style-name="T13">ti, per </text:span><text:span text:style-name="T16">registrare e monitorare la loro attività e convocarli in occasioni particolari</text:span><text:span text:style-name="T13">. </text:span><text:span text:style-name="T15">Può comprendere anche </text:span><text:span text:style-name="T14">l'ad</text:span><text:span text:style-name="T15">d</text:span><text:span text:style-name="T14">etto alle modifiche del men</text:span><text:span text:style-name="T15">ù</text:span><text:span text:style-name="T14"> della mensa.</text:span></text:p>
      <text:p text:style-name="P4"/>
      <text:p text:style-name="P5"><text:soft-page-break/>Dipendente di Scienze dalla Formazione</text:p>
      <text:p text:style-name="P6"><text:span text:style-name="T15">Funzionario universitario, che lavora presso la facoltà di Scienze della Formazione e </text:span><text:span text:style-name="T11"><text:s/>fornisce la lista dei tirocina</text:span><text:span text:style-name="T15">n</text:span><text:span text:style-name="T11">ti che prendono servizio presso l'asilo, con tutti </text:span><text:span text:style-name="T15">i</text:span><text:span text:style-name="T11"> loro dati e le ore di servizio. Nel caso di eventi particolari </text:span><text:span text:style-name="T15">(</text:span><text:span text:style-name="T11">in cui il numero dei tirocina</text:span><text:span text:style-name="T16">n</text:span><text:span text:style-name="T11">ti a <text:s/>disposizione </text:span><text:span text:style-name="T15">dell'asilo </text:span><text:span text:style-name="T11">è insufficiente</text:span><text:span text:style-name="T15">)</text:span><text:span text:style-name="T11">, <text:s/></text:span><text:span text:style-name="T15">l'asilo comunica al Dipendente </text:span><text:span text:style-name="T11">la richiesta </text:span><text:span text:style-name="T12">di </text:span><text:span text:style-name="T15">eventuali</text:span><text:span text:style-name="T12"> nuovi </text:span><text:span text:style-name="T11">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8T20:53:40.43</dc:date>
    <meta:editing-duration>PT14M36S</meta:editing-duration>
    <meta:editing-cycles>10</meta:editing-cycles>
    <dc:creator>Mariella </dc:creator>
    <meta:document-statistic meta:table-count="0" meta:image-count="0" meta:object-count="0" meta:page-count="2" meta:paragraph-count="15" meta:word-count="376" meta:character-count="2581" meta:non-whitespace-character-count="2213"/>
  </office:meta>
</office:document-meta>
</file>